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3465in"/>
    </style:style>
    <style:style style:name="co5" style:family="table-column">
      <style:table-column-properties fo:break-before="auto" style:column-width="1.1283in"/>
    </style:style>
    <style:style style:name="co6" style:family="table-column">
      <style:table-column-properties fo:break-before="auto" style:column-width="1.7091in"/>
    </style:style>
    <style:style style:name="co7" style:family="table-column">
      <style:table-column-properties fo:break-before="auto" style:column-width="1.5063in"/>
    </style:style>
    <style:style style:name="co8" style:family="table-column">
      <style:table-column-properties fo:break-before="auto" style:column-width="1.5602in"/>
    </style:style>
    <style:style style:name="co9" style:family="table-column">
      <style:table-column-properties fo:break-before="auto" style:column-width="1.6783in"/>
    </style:style>
    <style:style style:name="co10" style:family="table-column">
      <style:table-column-properties fo:break-before="auto" style:column-width="1.4709in"/>
    </style:style>
    <style:style style:name="co11" style:family="table-column">
      <style:table-column-properties fo:break-before="auto" style:column-width="1.8846in"/>
    </style:style>
    <style:style style:name="co12" style:family="table-column">
      <style:table-column-properties fo:break-before="auto" style:column-width="1.398in"/>
    </style:style>
    <style:style style:name="co13" style:family="table-column">
      <style:table-column-properties fo:break-before="auto" style:column-width="1.3256in"/>
    </style:style>
    <style:style style:name="co14" style:family="table-column">
      <style:table-column-properties fo:break-before="auto" style:column-width="1.6465in"/>
    </style:style>
    <style:style style:name="co15" style:family="table-column">
      <style:table-column-properties fo:break-before="auto" style:column-width="1.6256in"/>
    </style:style>
    <style:style style:name="co16" style:family="table-column">
      <style:table-column-properties fo:break-before="auto" style:column-width="1.5016in"/>
    </style:style>
    <style:style style:name="co17" style:family="table-column">
      <style:table-column-properties fo:break-before="auto" style:column-width="1.97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1.75in" fo:break-before="auto" style:use-optimal-row-height="false"/>
    </style:style>
    <style:style style:name="ro3" style:family="table-row">
      <style:table-row-properties style:row-height="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ffcc99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cc99" fo:border="0.0346in solid #000000"/>
    </style:style>
    <style:style style:name="ce5" style:family="table-cell" style:parent-style-name="Default">
      <style:table-cell-properties fo:background-color="#ff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e6e6e6"/>
    </style:style>
    <style:style style:name="ce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cc99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ccffff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ccffff"/>
    </style:style>
    <style:style style:name="ce13" style:family="table-cell" style:parent-style-name="Default">
      <style:table-cell-properties fo:background-color="#ccffff" style:text-align-source="fix" style:repeat-content="false" fo:border="0.0346in solid #000000"/>
      <style:paragraph-properties fo:text-align="center" fo:margin-left="0in"/>
    </style:style>
    <style:style style:name="ce14" style:family="table-cell" style:parent-style-name="Default">
      <style:table-cell-properties fo:background-color="#ffcc99"/>
      <style:text-properties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able-cell-properties fo:background-color="#ffcc99" fo:border="0.0346in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6e6e6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e6e6e6" style:text-align-source="fix" style:repeat-content="false" fo:border="0.0346in solid #000000"/>
      <style:paragraph-properties fo:text-align="center" fo:margin-left="0in"/>
    </style:style>
    <style:style style:name="ce19" style:family="table-cell" style:parent-style-name="Default">
      <style:table-cell-properties fo:background-color="#ccffff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e6e6e6" fo:border="0.0346in solid #000000"/>
    </style:style>
    <style:style style:name="ce21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22" style:family="table-cell" style:parent-style-name="Default">
      <style:table-cell-properties fo:background-color="#ff8080" fo:border="non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#ff8080"/>
    </style:style>
    <style:style style:name="ce24" style:family="table-cell" style:parent-style-name="Default">
      <style:table-cell-properties fo:background-color="#ff8080" style:text-align-source="fix" style:repeat-content="false" fo:border="0.0346in solid #000000"/>
      <style:paragraph-properties fo:text-align="center" fo:margin-left="0in"/>
    </style:style>
    <style:style style:name="ce25" style:family="table-cell" style:parent-style-name="Default">
      <style:table-cell-properties fo:background-color="#ff8080"/>
      <style:text-properties fo:font-style="italic" style:font-style-asian="italic" style:font-style-complex="italic"/>
    </style:style>
    <style:style style:name="ce26" style:family="table-cell" style:parent-style-name="Default">
      <style:table-cell-properties fo:background-color="#aecf00"/>
    </style:style>
    <style:style style:name="ce27" style:family="table-cell" style:parent-style-name="Default">
      <style:table-cell-properties fo:border-bottom="none" style:text-align-source="fix" style:repeat-content="false" fo:wrap-option="wrap" fo:border-left="0.0346in solid #000000" fo:border-right="0.0346in solid #000000" fo:border-top="0.0346in solid #000000" style:vertical-align="middle"/>
      <style:paragraph-properties fo:text-align="start" fo:margin-left="0in"/>
    </style:style>
    <style:style style:name="ce28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346in solid #000000" fo:border-top="none" style:vertical-align="middle"/>
      <style:paragraph-properties fo:text-align="start" fo:margin-left="0in"/>
    </style:style>
    <style:style style:name="ce29" style:family="table-cell" style:parent-style-name="Default">
      <style:table-cell-properties fo:border-bottom="none" style:text-align-source="fix" style:repeat-content="false" fo:wrap-option="wrap" fo:border-left="0.0346in solid #000000" fo:border-right="0.0346in solid #000000" fo:border-top="0.0346in solid #000000" style:vertical-align="middle"/>
      <style:paragraph-properties fo:text-align="start" fo:margin-left="0in"/>
      <style:text-properties style:font-name="Liberation Sans" style:font-name-asian="DejaVu LGC Sans" style:font-name-complex="DejaVu LGC Sans"/>
    </style:style>
    <style:style style:name="ta_extref" style:family="table">
      <style:table-properties table:display="false"/>
    </style:style>
    <style:style style:name="T1" style:family="text">
      <style:text-properties style:font-name="Liberation Sans" style:font-name-asian="DejaVu LGC Sans" style:font-name-complex="DejaVu LGC Sans"/>
    </style:style>
  </office:automatic-styles>
  <office:body>
    <office:spreadsheet>
      <table:table table:name="TOUCHPANEL_GLOBAL" table:style-name="ta1" table:print="false">
        <table:table-column table:style-name="co1" table:number-columns-repeated="6" table:default-cell-style-name="Default"/>
        <table:table-row table:style-name="ro1">
          <table:table-cell table:style-name="ce1" office:value-type="string">
            <text:p>GLOBAL OPTIONS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3"/>
        </table:table-row>
        <table:table-row table:style-name="ro1">
          <table:table-cell table:number-columns-repeated="2"/>
          <table:table-cell table:style-name="ce2" office:value-type="string">
            <text:p>how many 'groups' (LOCAL sets) </text:p>
          </table:table-cell>
          <table:table-cell table:style-name="ce2" table:number-columns-repeated="2"/>
          <table:table-cell table:style-name="ce4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office:value-type="string">
            <text:p><text:s/>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4"/>
        </table:table-row>
      </table:table>
      <table:table table:name="TOUCHPANEL_LOCAL_0" table:style-name="ta1" table:print="false">
        <table:table-column table:style-name="co1" table:default-cell-style-name="Default"/>
        <table:table-column table:style-name="co2" table:number-columns-repeated="2" table:default-cell-style-name="ce13"/>
        <table:table-column table:style-name="co2" table:default-cell-style-name="Default"/>
        <table:table-column table:style-name="co2" table:number-columns-repeated="2" table:default-cell-style-name="ce24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>
            <text:p>LOCAL OPTIONS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 office:value-type="string">
            <text:p>Note:</text:p>
          </table:table-cell>
          <table:table-cell table:style-name="ce5" office:value-type="string">
            <text:p>The following MUST be completed for EACH Local 'set' or 'group' or machines.</text:p>
          </table:table-cell>
          <table:table-cell table:style-name="ce5" table:number-columns-repeated="4"/>
          <table:table-cell table:number-columns-repeated="17"/>
        </table:table-row>
        <table:table-row table:style-name="ro1">
          <table:table-cell/>
          <table:table-cell table:style-name="ce5" office:value-type="string">
            <text:p>So you may want to copy and paste this 'tab' for each Local 'set'.</text:p>
          </table:table-cell>
          <table:table-cell table:style-name="ce5" table:number-columns-repeated="4"/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6" office:value-type="string">
            <text:p>NAME this Local set</text:p>
          </table:table-cell>
          <table:table-cell table:style-name="ce6"/>
          <table:table-cell table:style-name="ce20" table:number-columns-spanned="3" table:number-rows-spanned="1"/>
          <table:covered-table-cell table:style-name="ce6"/>
          <table:covered-table-cell table:style-name="ce6"/>
          <table:table-cell table:number-columns-repeated="17"/>
        </table:table-row>
        <table:table-row table:style-name="ro1">
          <table:table-cell/>
          <table:table-cell table:style-name="ce6" table:number-columns-repeated="2"/>
          <table:table-cell table:style-name="ce10" office:value-type="string">
            <text:p>example: East Building Pasteurizers</text:p>
          </table:table-cell>
          <table:table-cell table:style-name="ce6" table:number-columns-repeated="2"/>
          <table:table-cell table:number-columns-repeated="17"/>
        </table:table-row>
        <table:table-row table:style-name="ro1">
          <table:table-cell/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17"/>
        </table:table-row>
        <table:table-row table:style-name="ro1">
          <table:table-cell/>
          <table:table-cell table:style-name="ce6" office:value-type="string">
            <text:p>Restrict access to these DEPARTMENTS</text:p>
          </table:table-cell>
          <table:table-cell table:style-name="ce6"/>
          <table:table-cell table:style-name="ce20" table:number-columns-spanned="3" table:number-rows-spanned="1"/>
          <table:covered-table-cell table:style-name="ce6"/>
          <table:covered-table-cell table:style-name="ce6"/>
          <table:table-cell table:number-columns-repeated="17"/>
        </table:table-row>
        <table:table-row table:style-name="ro1">
          <table:table-cell/>
          <table:table-cell table:style-name="ce6" table:number-columns-repeated="2"/>
          <table:table-cell table:style-name="ce10" office:value-type="string">
            <text:p>example: “Milk_Receiving, Quality”</text:p>
          </table:table-cell>
          <table:table-cell table:style-name="ce6" table:number-columns-repeated="2"/>
          <table:table-cell table:number-columns-repeated="17"/>
        </table:table-row>
        <table:table-row table:style-name="ro1">
          <table:table-cell/>
          <table:table-cell table:style-name="ce6" table:number-columns-repeated="2"/>
          <table:table-cell table:style-name="ce10" office:value-type="string">
            <text:p>note: to allow all departments, simply enter “ALL”</text:p>
          </table:table-cell>
          <table:table-cell table:style-name="ce6" table:number-columns-repeated="2"/>
          <table:table-cell table:number-columns-repeated="17"/>
        </table:table-row>
        <table:table-row table:style-name="ro1">
          <table:table-cell/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7" office:value-type="string">
            <text:p>Device Definition – what OPC Data Sources will provide this data? <text:s/>What is their manufacturer, and</text:p>
          </table:table-cell>
          <table:table-cell table:style-name="ce2" table:number-columns-repeated="5"/>
          <table:table-cell table:number-columns-repeated="16"/>
        </table:table-row>
        <table:table-row table:style-name="ro1">
          <table:table-cell/>
          <table:table-cell table:style-name="ce2"/>
          <table:table-cell table:style-name="ce7" office:value-type="string">
            <text:p><text:s text:c="10"/>other critical info?</text:p>
          </table:table-cell>
          <table:table-cell table:style-name="ce2" table:number-columns-repeated="4"/>
          <table:table-cell table:number-columns-repeated="16"/>
        </table:table-row>
        <table:table-row table:style-name="ro1">
          <table:table-cell/>
          <table:table-cell table:style-name="ce2" table:number-columns-repeated="6"/>
          <table:table-cell table:number-columns-repeated="16"/>
        </table:table-row>
        <table:table-row table:style-name="ro1">
          <table:table-cell/>
          <table:table-cell table:style-name="ce2"/>
          <table:table-cell table:style-name="ce7" office:value-type="string">
            <text:p>OPC DEVICE</text:p>
          </table:table-cell>
          <table:table-cell table:style-name="ce7" office:value-type="string">
            <text:p>MANUFACTURER</text:p>
          </table:table-cell>
          <table:table-cell table:style-name="ce7" office:value-type="string">
            <text:p>MODEL</text:p>
          </table:table-cell>
          <table:table-cell table:style-name="ce7" office:value-type="string">
            <text:p>COMM TYPE</text:p>
          </table:table-cell>
          <table:table-cell table:style-name="ce7" office:value-type="string">
            <text:p>NULL BIT</text:p>
          </table:table-cell>
          <table:table-cell table:number-columns-repeated="16"/>
        </table:table-row>
        <table:table-row table:style-name="ro1">
          <table:table-cell/>
          <table:table-cell table:style-name="ce2"/>
          <table:table-cell table:style-name="ce7" table:number-columns-repeated="4"/>
          <table:table-cell table:style-name="ce2"/>
          <table:table-cell table:number-columns-repeated="16"/>
        </table:table-row>
        <table:table-row table:style-name="ro1">
          <table:table-cell/>
          <table:table-cell table:style-name="ce8" office:value-type="string">
            <text:p>example</text:p>
          </table:table-cell>
          <table:table-cell table:style-name="ce14" office:value-type="string">
            <text:p>DEVICE_1</text:p>
          </table:table-cell>
          <table:table-cell table:style-name="ce14" office:value-type="string">
            <text:p>Allen Bradley</text:p>
          </table:table-cell>
          <table:table-cell table:style-name="ce14" office:value-type="string">
            <text:p>SLC-504</text:p>
          </table:table-cell>
          <table:table-cell table:style-name="ce14" office:value-type="string">
            <text:p>Data Highway Plus</text:p>
          </table:table-cell>
          <table:table-cell table:style-name="ce2" office:value-type="string">
            <text:p>B3:15/1</text:p>
          </table:table-cell>
          <table:table-cell table:number-columns-repeated="16"/>
        </table:table-row>
        <table:table-row table:style-name="ro1">
          <table:table-cell/>
          <table:table-cell table:style-name="ce2"/>
          <table:table-cell table:style-name="ce14" office:value-type="string">
            <text:p>DEVICE_2</text:p>
          </table:table-cell>
          <table:table-cell table:style-name="ce14" office:value-type="string">
            <text:p>Allen Braldey</text:p>
          </table:table-cell>
          <table:table-cell table:style-name="ce14" office:value-type="string">
            <text:p>ULogix 1400</text:p>
          </table:table-cell>
          <table:table-cell table:style-name="ce14" office:value-type="string">
            <text:p>Ethernet</text:p>
          </table:table-cell>
          <table:table-cell table:style-name="ce2" office:value-type="string">
            <text:p>B3:22/0</text:p>
          </table:table-cell>
          <table:table-cell table:number-columns-repeated="16"/>
        </table:table-row>
        <table:table-row table:style-name="ro1">
          <table:table-cell/>
          <table:table-cell table:style-name="ce2"/>
          <table:table-cell table:style-name="ce14" table:number-columns-repeated="4"/>
          <table:table-cell table:style-name="ce2"/>
          <table:table-cell table:number-columns-repeated="16"/>
        </table:table-row>
        <table:table-row table:style-name="ro1" table:number-rows-repeated="12">
          <table:table-cell/>
          <table:table-cell table:style-name="ce2"/>
          <table:table-cell table:style-name="ce15" table:number-columns-repeated="5"/>
          <table:table-cell table:number-columns-repeated="16"/>
        </table:table-row>
        <table:table-row table:style-name="ro1">
          <table:table-cell/>
          <table:table-cell table:style-name="ce2"/>
          <table:table-cell table:style-name="ce4" table:number-columns-repeated="5"/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9" office:value-type="string">
            <text:p>Screen Definition – how many screens (pages) will this panel have, and what will you call them?</text:p>
          </table:table-cell>
          <table:table-cell table:style-name="ce6" table:number-columns-repeated="4"/>
          <table:table-cell table:number-columns-repeated="17"/>
        </table:table-row>
        <table:table-row table:style-name="ro1">
          <table:table-cell/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17"/>
        </table:table-row>
        <table:table-row table:style-name="ro1">
          <table:table-cell/>
          <table:table-cell table:style-name="ce6"/>
          <table:table-cell table:style-name="ce16" office:value-type="string">
            <text:p>SCREEN NUMBER</text:p>
          </table:table-cell>
          <table:table-cell table:style-name="ce16" office:value-type="string">
            <text:p>SCREEN NAME</text:p>
          </table:table-cell>
          <table:table-cell table:style-name="ce6" office:value-type="string">
            <text:p>*note, you must start at screen “0” and </text:p>
          </table:table-cell>
          <table:table-cell table:style-name="ce6"/>
          <table:table-cell table:number-columns-repeated="17"/>
        </table:table-row>
        <table:table-row table:style-name="ro1">
          <table:table-cell/>
          <table:table-cell table:style-name="ce6" table:number-columns-repeated="2"/>
          <table:table-cell table:style-name="ce10"/>
          <table:table-cell table:style-name="ce6" office:value-type="string">
            <text:p>count up from there.</text:p>
          </table:table-cell>
          <table:table-cell table:style-name="ce6"/>
          <table:table-cell table:number-columns-repeated="17"/>
        </table:table-row>
        <table:table-row table:style-name="ro1">
          <table:table-cell/>
          <table:table-cell table:style-name="ce10" office:value-type="string">
            <text:p>example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Valve Control </text:p>
          </table:table-cell>
          <table:table-cell table:style-name="ce6" table:number-columns-repeated="2"/>
          <table:table-cell table:number-columns-repeated="17"/>
        </table:table-row>
        <table:table-row table:style-name="ro1">
          <table:table-cell/>
          <table:table-cell table:style-name="ce6"/>
          <table:table-cell table:style-name="ce17" office:value-type="float" office:value="4">
            <text:p>4</text:p>
          </table:table-cell>
          <table:table-cell table:style-name="ce21" office:value-type="string">
            <text:p>Motor Control</text:p>
          </table:table-cell>
          <table:table-cell table:style-name="ce6" table:number-columns-repeated="2"/>
          <table:table-cell table:number-columns-repeated="17"/>
        </table:table-row>
        <table:table-row table:style-name="ro1">
          <table:table-cell/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17"/>
        </table:table-row>
        <table:table-row table:style-name="ro1">
          <table:table-cell/>
          <table:table-cell table:style-name="ce6"/>
          <table:table-cell table:style-name="ce18" office:value-type="float" office:value="0">
            <text:p>0</text:p>
          </table:table-cell>
          <table:table-cell table:style-name="ce20" table:number-columns-spanned="2" table:number-rows-spanned="1"/>
          <table:covered-table-cell table:style-name="ce20"/>
          <table:table-cell table:style-name="ce6"/>
          <table:table-cell table:number-columns-repeated="17"/>
        </table:table-row>
        <table:table-row table:style-name="ro1">
          <table:table-cell/>
          <table:table-cell table:style-name="ce6"/>
          <table:table-cell table:style-name="ce18" office:value-type="float" office:value="1">
            <text:p>1</text:p>
          </table:table-cell>
          <table:table-cell table:style-name="ce20" table:number-columns-spanned="2" table:number-rows-spanned="1"/>
          <table:covered-table-cell table:style-name="ce20"/>
          <table:table-cell table:style-name="ce6"/>
          <table:table-cell table:number-columns-repeated="17"/>
        </table:table-row>
        <table:table-row table:style-name="ro1">
          <table:table-cell/>
          <table:table-cell table:style-name="ce6"/>
          <table:table-cell table:style-name="ce18" office:value-type="float" office:value="2">
            <text:p>2</text:p>
          </table:table-cell>
          <table:table-cell table:style-name="ce20" table:number-columns-spanned="2" table:number-rows-spanned="1"/>
          <table:covered-table-cell table:style-name="ce20"/>
          <table:table-cell table:style-name="ce6"/>
          <table:table-cell table:number-columns-repeated="17"/>
        </table:table-row>
        <table:table-row table:style-name="ro1">
          <table:table-cell/>
          <table:table-cell table:style-name="ce6"/>
          <table:table-cell table:style-name="ce18" office:value-type="float" office:value="3">
            <text:p>3</text:p>
          </table:table-cell>
          <table:table-cell table:style-name="ce20" table:number-columns-spanned="2" table:number-rows-spanned="1"/>
          <table:covered-table-cell table:style-name="ce20"/>
          <table:table-cell table:style-name="ce6"/>
          <table:table-cell table:number-columns-repeated="17"/>
        </table:table-row>
        <table:table-row table:style-name="ro1">
          <table:table-cell/>
          <table:table-cell table:style-name="ce6"/>
          <table:table-cell table:style-name="ce18" office:value-type="float" office:value="4">
            <text:p>4</text:p>
          </table:table-cell>
          <table:table-cell table:style-name="ce20" table:number-columns-spanned="2" table:number-rows-spanned="1"/>
          <table:covered-table-cell table:style-name="ce20"/>
          <table:table-cell table:style-name="ce6"/>
          <table:table-cell table:number-columns-repeated="17"/>
        </table:table-row>
        <table:table-row table:style-name="ro1">
          <table:table-cell/>
          <table:table-cell table:style-name="ce6"/>
          <table:table-cell table:style-name="ce18" office:value-type="float" office:value="5">
            <text:p>5</text:p>
          </table:table-cell>
          <table:table-cell table:style-name="ce20" table:number-columns-spanned="2" table:number-rows-spanned="1"/>
          <table:covered-table-cell table:style-name="ce20"/>
          <table:table-cell table:style-name="ce6"/>
          <table:table-cell table:number-columns-repeated="17"/>
        </table:table-row>
        <table:table-row table:style-name="ro1">
          <table:table-cell/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11" office:value-type="string">
            <text:p>List of ALARM values...</text:p>
          </table:table-cell>
          <table:table-cell table:style-name="ce12"/>
          <table:table-cell/>
          <table:table-cell table:style-name="ce22" office:value-type="string">
            <text:p>List of NOTIFICATIONS (DICTIONARY)</text:p>
          </table:table-cell>
          <table:table-cell table:style-name="ce23"/>
          <table:table-cell table:number-columns-repeated="17"/>
        </table:table-row>
        <table:table-row table:style-name="ro1">
          <table:table-cell/>
          <table:table-cell table:style-name="ce12" office:value-type="string">
            <text:p>-- 0 is always "None" or "No Alarms"</text:p>
          </table:table-cell>
          <table:table-cell table:style-name="ce12"/>
          <table:table-cell/>
          <table:table-cell table:style-name="ce23" office:value-type="string">
            <text:p>-- 0 is always "" (empty string)</text:p>
          </table:table-cell>
          <table:table-cell table:style-name="ce23"/>
          <table:table-cell table:number-columns-repeated="17"/>
        </table:table-row>
        <table:table-row table:style-name="ro1" table:number-rows-repeated="2">
          <table:table-cell/>
          <table:table-cell table:style-name="ce12" table:number-columns-repeated="2"/>
          <table:table-cell/>
          <table:table-cell table:style-name="ce23" table:number-columns-repeated="2"/>
          <table:table-cell table:number-columns-repeated="17"/>
        </table:table-row>
        <table:table-row table:style-name="ro1">
          <table:table-cell/>
          <table:table-cell table:style-name="ce12"/>
          <table:table-cell table:style-name="ce19"/>
          <table:table-cell/>
          <table:table-cell table:style-name="ce23"/>
          <table:table-cell table:style-name="ce25"/>
          <table:table-cell table:number-columns-repeated="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“”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18"/>
        </table:table-row>
        <table:table-row table:style-name="ro1">
          <table:table-cell/>
          <table:table-cell table:style-name="ce3" table:number-columns-repeated="2"/>
          <table:table-cell/>
          <table:table-cell table:style-name="Default" table:number-columns-repeated="2"/>
          <table:table-cell table:number-columns-repeated="17"/>
        </table:table-row>
      </table:table>
      <table:table table:name="TOUCHPANEL_LOCAL_0_SCREEN_0" table:style-name="ta1" table:print="false">
        <table:table-column table:style-name="co1" table:default-cell-style-name="ce26"/>
        <table:table-column table:style-name="co2" table:number-columns-repeated="4" table:default-cell-style-name="ce27"/>
        <table:table-column table:style-name="co2" table:default-cell-style-name="ce29"/>
        <table:table-column table:style-name="co2" table:default-cell-style-name="ce27"/>
        <table:table-column table:style-name="co1" table:default-cell-style-name="ce2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>
            <text:p>LOCAL OPTIONS – SCREEN DECLARATION</text:p>
          </table:table-cell>
          <table:table-cell table:style-name="Default" table:number-columns-repeated="7"/>
          <table:table-cell table:number-columns-repeated="15"/>
        </table:table-row>
        <table:table-row table:style-name="ro1">
          <table:table-cell table:style-name="ce1"/>
          <table:table-cell table:style-name="Default" table:number-columns-repeated="7"/>
          <table:table-cell table:number-columns-repeated="15"/>
        </table:table-row>
        <table:table-row table:style-name="ro1">
          <table:table-cell/>
          <table:table-cell table:style-name="ce26" table:number-columns-repeated="6"/>
          <table:table-cell table:number-columns-repeated="16"/>
        </table:table-row>
        <table:table-row table:style-name="ro2">
          <table:table-cell/>
          <table:table-cell office:value-type="string">
            <text:p>CELL 11</text:p>
            <text:p>TYPE = _________</text:p>
            <text:p>OPTIONS = array(</text:p>
            <text:p>________________</text:p>
            <text:p>________________</text:p>
            <text:p>________________</text:p>
            <text:p>________________</text:p>
            <text:p>________________</text:p>
            <text:p>________________</text:p>
            <text:p>)</text:p>
          </table:table-cell>
          <table:table-cell office:value-type="string">
            <text:p>CELL 12</text:p>
            <text:p>TYPE = _________</text:p>
            <text:p>OPTIONS = array(</text:p>
            <text:p>________________</text:p>
            <text:p>________________</text:p>
            <text:p>________________</text:p>
            <text:p>________________</text:p>
            <text:p>________________</text:p>
            <text:p>________________</text:p>
            <text:p>)</text:p>
          </table:table-cell>
          <table:table-cell office:value-type="string">
            <text:p>CELL 13</text:p>
            <text:p>TYPE = _________</text:p>
            <text:p>OPTIONS = array(</text:p>
            <text:p>________________</text:p>
            <text:p>________________</text:p>
            <text:p>________________</text:p>
            <text:p>________________</text:p>
            <text:p>________________</text:p>
            <text:p>________________</text:p>
            <text:p>)</text:p>
          </table:table-cell>
          <table:table-cell office:value-type="string">
            <text:p>CELL 14</text:p>
            <text:p>TYPE = _________</text:p>
            <text:p>OPTIONS = array(</text:p>
            <text:p>________________</text:p>
            <text:p>________________</text:p>
            <text:p>________________</text:p>
            <text:p>________________</text:p>
            <text:p>________________</text:p>
            <text:p>________________</text:p>
            <text:p>)</text:p>
          </table:table-cell>
          <table:table-cell office:value-type="string">
            <text:p><text:span text:style-name="T1">CELL 15</text:span></text:p>
            <text:p><text:span text:style-name="T1">TYPE = _________</text:span></text:p>
            <text:p><text:span text:style-name="T1">OPTIONS = array(</text:span></text:p>
            <text:p><text:span text:style-name="T1">________________</text:span></text:p>
            <text:p><text:span text:style-name="T1">________________</text:span></text:p>
            <text:p><text:span text:style-name="T1">________________</text:span></text:p>
            <text:p><text:span text:style-name="T1">________________</text:span></text:p>
            <text:p><text:span text:style-name="T1">________________</text:span></text:p>
            <text:p><text:span text:style-name="T1">________________</text:span></text:p>
            <text:p><text:span text:style-name="T1">)</text:span></text:p>
          </table:table-cell>
          <table:table-cell office:value-type="string">
            <text:p>CELL 16</text:p>
            <text:p>TYPE = _________</text:p>
            <text:p>OPTIONS = array(</text:p>
            <text:p>________________</text:p>
            <text:p>________________</text:p>
            <text:p>________________</text:p>
            <text:p>________________</text:p>
            <text:p>________________</text:p>
            <text:p>________________</text:p>
            <text:p>)</text:p>
          </table:table-cell>
          <table:table-cell table:number-columns-repeated="16"/>
        </table:table-row>
        <table:table-row table:style-name="ro3">
          <table:table-cell/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CELL 21</text:p>
            <text:p>TYPE = _________</text:p>
            <text:p>OPTIONS = array(</text:p>
            <text:p>________________</text:p>
            <text:p>________________</text:p>
            <text:p>________________</text:p>
            <text:p>________________</text:p>
            <text:p>________________</text:p>
            <text:p>________________</text:p>
            <text:p>)</text:p>
          </table:table-cell>
          <table:table-cell office:value-type="string">
            <text:p>CELL 22</text:p>
            <text:p>TYPE = _________</text:p>
            <text:p>OPTIONS = array(</text:p>
            <text:p>________________</text:p>
            <text:p>________________</text:p>
            <text:p>________________</text:p>
            <text:p>________________</text:p>
            <text:p>________________</text:p>
            <text:p>________________</text:p>
            <text:p>)</text:p>
          </table:table-cell>
          <table:table-cell office:value-type="string">
            <text:p>CELL 23</text:p>
            <text:p>TYPE = _________</text:p>
            <text:p>OPTIONS = array(</text:p>
            <text:p>________________</text:p>
            <text:p>________________</text:p>
            <text:p>________________</text:p>
            <text:p>________________</text:p>
            <text:p>________________</text:p>
            <text:p>________________</text:p>
            <text:p>)</text:p>
          </table:table-cell>
          <table:table-cell office:value-type="string">
            <text:p>CELL 24</text:p>
            <text:p>TYPE = _________</text:p>
            <text:p>OPTIONS = array(</text:p>
            <text:p>________________</text:p>
            <text:p>________________</text:p>
            <text:p>________________</text:p>
            <text:p>________________</text:p>
            <text:p>________________</text:p>
            <text:p>________________</text:p>
            <text:p>)</text:p>
          </table:table-cell>
          <table:table-cell office:value-type="string">
            <text:p><text:span text:style-name="T1">CELL 25</text:span></text:p>
            <text:p><text:span text:style-name="T1">TYPE = _________</text:span></text:p>
            <text:p><text:span text:style-name="T1">OPTIONS = array(</text:span></text:p>
            <text:p><text:span text:style-name="T1">________________</text:span></text:p>
            <text:p><text:span text:style-name="T1">________________</text:span></text:p>
            <text:p><text:span text:style-name="T1">________________</text:span></text:p>
            <text:p><text:span text:style-name="T1">________________</text:span></text:p>
            <text:p><text:span text:style-name="T1">________________</text:span></text:p>
            <text:p><text:span text:style-name="T1">________________</text:span></text:p>
            <text:p><text:span text:style-name="T1">)</text:span></text:p>
          </table:table-cell>
          <table:table-cell office:value-type="string">
            <text:p>CELL 26</text:p>
            <text:p>TYPE = _________</text:p>
            <text:p>OPTIONS = array(</text:p>
            <text:p>________________</text:p>
            <text:p>________________</text:p>
            <text:p>________________</text:p>
            <text:p>________________</text:p>
            <text:p>________________</text:p>
            <text:p>________________</text:p>
            <text:p>)</text:p>
          </table:table-cell>
          <table:table-cell table:number-columns-repeated="16"/>
        </table:table-row>
        <table:table-row table:style-name="ro3">
          <table:table-cell/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CELL 31</text:p>
            <text:p>TYPE = _________</text:p>
            <text:p>OPTIONS = array(</text:p>
            <text:p>________________</text:p>
            <text:p>________________</text:p>
            <text:p>________________</text:p>
            <text:p>________________</text:p>
            <text:p>________________</text:p>
            <text:p>________________</text:p>
            <text:p>)</text:p>
          </table:table-cell>
          <table:table-cell office:value-type="string">
            <text:p>CELL 32</text:p>
            <text:p>TYPE = _________</text:p>
            <text:p>OPTIONS = array(</text:p>
            <text:p>________________</text:p>
            <text:p>________________</text:p>
            <text:p>________________</text:p>
            <text:p>________________</text:p>
            <text:p>________________</text:p>
            <text:p>________________</text:p>
            <text:p>)</text:p>
          </table:table-cell>
          <table:table-cell office:value-type="string">
            <text:p>CELL 33</text:p>
            <text:p>TYPE = _________</text:p>
            <text:p>OPTIONS = array(</text:p>
            <text:p>________________</text:p>
            <text:p>________________</text:p>
            <text:p>________________</text:p>
            <text:p>________________</text:p>
            <text:p>________________</text:p>
            <text:p>________________</text:p>
            <text:p>)</text:p>
          </table:table-cell>
          <table:table-cell office:value-type="string">
            <text:p>CELL 34</text:p>
            <text:p>TYPE = _________</text:p>
            <text:p>OPTIONS = array(</text:p>
            <text:p>________________</text:p>
            <text:p>________________</text:p>
            <text:p>________________</text:p>
            <text:p>________________</text:p>
            <text:p>________________</text:p>
            <text:p>________________</text:p>
            <text:p>)</text:p>
          </table:table-cell>
          <table:table-cell office:value-type="string">
            <text:p><text:span text:style-name="T1">CELL 35</text:span></text:p>
            <text:p><text:span text:style-name="T1">TYPE = _________</text:span></text:p>
            <text:p><text:span text:style-name="T1">OPTIONS = array(</text:span></text:p>
            <text:p><text:span text:style-name="T1">________________</text:span></text:p>
            <text:p><text:span text:style-name="T1">________________</text:span></text:p>
            <text:p><text:span text:style-name="T1">________________</text:span></text:p>
            <text:p><text:span text:style-name="T1">________________</text:span></text:p>
            <text:p><text:span text:style-name="T1">________________</text:span></text:p>
            <text:p><text:span text:style-name="T1">________________</text:span></text:p>
            <text:p><text:span text:style-name="T1">)</text:span></text:p>
          </table:table-cell>
          <table:table-cell office:value-type="string">
            <text:p>CELL 36</text:p>
            <text:p>TYPE = _________</text:p>
            <text:p>OPTIONS = array(</text:p>
            <text:p>________________</text:p>
            <text:p>________________</text:p>
            <text:p>________________</text:p>
            <text:p>________________</text:p>
            <text:p>________________</text:p>
            <text:p>________________</text:p>
            <text:p>)</text:p>
          </table:table-cell>
          <table:table-cell table:number-columns-repeated="16"/>
        </table:table-row>
        <table:table-row table:style-name="ro3">
          <table:table-cell/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CELL 41</text:p>
            <text:p>TYPE = _________</text:p>
            <text:p>OPTIONS = array(</text:p>
            <text:p>________________</text:p>
            <text:p>________________</text:p>
            <text:p>________________</text:p>
            <text:p>________________</text:p>
            <text:p>________________</text:p>
            <text:p>________________</text:p>
            <text:p>)</text:p>
          </table:table-cell>
          <table:table-cell office:value-type="string">
            <text:p>CELL 42</text:p>
            <text:p>TYPE = _________</text:p>
            <text:p>OPTIONS = array(</text:p>
            <text:p>________________</text:p>
            <text:p>________________</text:p>
            <text:p>________________</text:p>
            <text:p>________________</text:p>
            <text:p>________________</text:p>
            <text:p>________________</text:p>
            <text:p>)</text:p>
          </table:table-cell>
          <table:table-cell office:value-type="string">
            <text:p>CELL 43</text:p>
            <text:p>TYPE = _________</text:p>
            <text:p>OPTIONS = array(</text:p>
            <text:p>________________</text:p>
            <text:p>________________</text:p>
            <text:p>________________</text:p>
            <text:p>________________</text:p>
            <text:p>________________</text:p>
            <text:p>________________</text:p>
            <text:p>)</text:p>
          </table:table-cell>
          <table:table-cell office:value-type="string">
            <text:p>CELL 44</text:p>
            <text:p>TYPE = _________</text:p>
            <text:p>OPTIONS = array(</text:p>
            <text:p>________________</text:p>
            <text:p>________________</text:p>
            <text:p>________________</text:p>
            <text:p>________________</text:p>
            <text:p>________________</text:p>
            <text:p>________________</text:p>
            <text:p>)</text:p>
          </table:table-cell>
          <table:table-cell office:value-type="string">
            <text:p><text:span text:style-name="T1">CELL 45</text:span></text:p>
            <text:p><text:span text:style-name="T1">TYPE = _________</text:span></text:p>
            <text:p><text:span text:style-name="T1">OPTIONS = array(</text:span></text:p>
            <text:p><text:span text:style-name="T1">________________</text:span></text:p>
            <text:p><text:span text:style-name="T1">________________</text:span></text:p>
            <text:p><text:span text:style-name="T1">________________</text:span></text:p>
            <text:p><text:span text:style-name="T1">________________</text:span></text:p>
            <text:p><text:span text:style-name="T1">________________</text:span></text:p>
            <text:p><text:span text:style-name="T1">________________</text:span></text:p>
            <text:p><text:span text:style-name="T1">)</text:span></text:p>
          </table:table-cell>
          <table:table-cell office:value-type="string">
            <text:p>CELL 46</text:p>
            <text:p>TYPE = _________</text:p>
            <text:p>OPTIONS = array(</text:p>
            <text:p>________________</text:p>
            <text:p>________________</text:p>
            <text:p>________________</text:p>
            <text:p>________________</text:p>
            <text:p>________________</text:p>
            <text:p>________________</text:p>
            <text:p>)</text:p>
          </table:table-cell>
          <table:table-cell table:number-columns-repeated="16"/>
        </table:table-row>
        <table:table-row table:style-name="ro3">
          <table:table-cell/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CELL 51</text:p>
            <text:p>TYPE = _________</text:p>
            <text:p>OPTIONS = array(</text:p>
            <text:p>________________</text:p>
            <text:p>________________</text:p>
            <text:p>________________</text:p>
            <text:p>________________</text:p>
            <text:p>________________</text:p>
            <text:p>________________</text:p>
            <text:p>)</text:p>
          </table:table-cell>
          <table:table-cell office:value-type="string">
            <text:p>CELL 52</text:p>
            <text:p>TYPE = _________</text:p>
            <text:p>OPTIONS = array(</text:p>
            <text:p>________________</text:p>
            <text:p>________________</text:p>
            <text:p>________________</text:p>
            <text:p>________________</text:p>
            <text:p>________________</text:p>
            <text:p>________________</text:p>
            <text:p>)</text:p>
          </table:table-cell>
          <table:table-cell office:value-type="string">
            <text:p>CELL 53</text:p>
            <text:p>TYPE = _________</text:p>
            <text:p>OPTIONS = array(</text:p>
            <text:p>________________</text:p>
            <text:p>________________</text:p>
            <text:p>________________</text:p>
            <text:p>________________</text:p>
            <text:p>________________</text:p>
            <text:p>________________</text:p>
            <text:p>)</text:p>
          </table:table-cell>
          <table:table-cell office:value-type="string">
            <text:p>CELL 54</text:p>
            <text:p>TYPE = _________</text:p>
            <text:p>OPTIONS = array(</text:p>
            <text:p>________________</text:p>
            <text:p>________________</text:p>
            <text:p>________________</text:p>
            <text:p>________________</text:p>
            <text:p>________________</text:p>
            <text:p>________________</text:p>
            <text:p>)</text:p>
          </table:table-cell>
          <table:table-cell office:value-type="string">
            <text:p><text:span text:style-name="T1">CELL 55</text:span></text:p>
            <text:p><text:span text:style-name="T1">TYPE = _________</text:span></text:p>
            <text:p><text:span text:style-name="T1">OPTIONS = array(</text:span></text:p>
            <text:p><text:span text:style-name="T1">________________</text:span></text:p>
            <text:p><text:span text:style-name="T1">________________</text:span></text:p>
            <text:p><text:span text:style-name="T1">________________</text:span></text:p>
            <text:p><text:span text:style-name="T1">________________</text:span></text:p>
            <text:p><text:span text:style-name="T1">________________</text:span></text:p>
            <text:p><text:span text:style-name="T1">________________</text:span></text:p>
            <text:p><text:span text:style-name="T1">)</text:span></text:p>
          </table:table-cell>
          <table:table-cell office:value-type="string">
            <text:p>CELL 56</text:p>
            <text:p>TYPE = _________</text:p>
            <text:p>OPTIONS = array(</text:p>
            <text:p>________________</text:p>
            <text:p>________________</text:p>
            <text:p>________________</text:p>
            <text:p>________________</text:p>
            <text:p>________________</text:p>
            <text:p>________________</text:p>
            <text:p>)</text:p>
          </table:table-cell>
          <table:table-cell table:number-columns-repeated="16"/>
        </table:table-row>
        <table:table-row table:style-name="ro3">
          <table:table-cell/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CELL 61</text:p>
            <text:p>TYPE = _________</text:p>
            <text:p>OPTIONS = array(</text:p>
            <text:p>________________</text:p>
            <text:p>________________</text:p>
            <text:p>________________</text:p>
            <text:p>________________</text:p>
            <text:p>________________</text:p>
            <text:p>________________</text:p>
            <text:p>)</text:p>
          </table:table-cell>
          <table:table-cell office:value-type="string">
            <text:p>CELL 62</text:p>
            <text:p>TYPE = _________</text:p>
            <text:p>OPTIONS = array(</text:p>
            <text:p>________________</text:p>
            <text:p>________________</text:p>
            <text:p>________________</text:p>
            <text:p>________________</text:p>
            <text:p>________________</text:p>
            <text:p>________________</text:p>
            <text:p>)</text:p>
          </table:table-cell>
          <table:table-cell office:value-type="string">
            <text:p>CELL 63</text:p>
            <text:p>TYPE = _________</text:p>
            <text:p>OPTIONS = array(</text:p>
            <text:p>________________</text:p>
            <text:p>________________</text:p>
            <text:p>________________</text:p>
            <text:p>________________</text:p>
            <text:p>________________</text:p>
            <text:p>________________</text:p>
            <text:p>)</text:p>
          </table:table-cell>
          <table:table-cell office:value-type="string">
            <text:p>CELL 64</text:p>
            <text:p>TYPE = _________</text:p>
            <text:p>OPTIONS = array(</text:p>
            <text:p>________________</text:p>
            <text:p>________________</text:p>
            <text:p>________________</text:p>
            <text:p>________________</text:p>
            <text:p>________________</text:p>
            <text:p>________________</text:p>
            <text:p>)</text:p>
          </table:table-cell>
          <table:table-cell office:value-type="string">
            <text:p><text:span text:style-name="T1">CELL 65</text:span></text:p>
            <text:p><text:span text:style-name="T1">TYPE = _________</text:span></text:p>
            <text:p><text:span text:style-name="T1">OPTIONS = array(</text:span></text:p>
            <text:p><text:span text:style-name="T1">________________</text:span></text:p>
            <text:p><text:span text:style-name="T1">________________</text:span></text:p>
            <text:p><text:span text:style-name="T1">________________</text:span></text:p>
            <text:p><text:span text:style-name="T1">________________</text:span></text:p>
            <text:p><text:span text:style-name="T1">________________</text:span></text:p>
            <text:p><text:span text:style-name="T1">________________</text:span></text:p>
            <text:p><text:span text:style-name="T1">)</text:span></text:p>
          </table:table-cell>
          <table:table-cell office:value-type="string">
            <text:p>CELL 66</text:p>
            <text:p>TYPE = _________</text:p>
            <text:p>OPTIONS = array(</text:p>
            <text:p>________________</text:p>
            <text:p>________________</text:p>
            <text:p>________________</text:p>
            <text:p>________________</text:p>
            <text:p>________________</text:p>
            <text:p>________________</text:p>
            <text:p>)</text:p>
          </table:table-cell>
          <table:table-cell table:number-columns-repeated="16"/>
        </table:table-row>
        <table:table-row table:style-name="ro3">
          <table:table-cell/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style-name="ce28" office:value-type="string">
            <text:p>DEVICE TO LOG</text:p>
            <text:p>___________________</text:p>
            <text:p/>
            <text:p>REGISTER TO LOG</text:p>
            <text:p>___________________</text:p>
          </table:table-cell>
          <table:table-cell table:number-columns-repeated="16"/>
        </table:table-row>
        <table:table-row table:style-name="ro1">
          <table:table-cell/>
          <table:table-cell table:style-name="ce26" table:number-columns-repeated="6"/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8">12/28/2011</text:date>, <text:time>09:1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irge.lactalis.us </meta:initial-creator>
    <meta:creation-date>2011-03-17T13:36:10</meta:creation-date>
    <dc:date>2011-12-28T09:12:15</dc:date>
    <dc:creator>dirge.lactalis.us </dc:creator>
    <meta:editing-duration>PT05H53M20S</meta:editing-duration>
    <meta:editing-cycles>12</meta:editing-cycles>
    <meta:generator>OpenOffice.org/3.1$Unix OpenOffice.org_project/310m19$Build-9420</meta:generator>
    <meta:document-statistic meta:table-count="3" meta:cell-count="178" meta:object-count="0"/>
  </office:meta>
</office:document-meta>
</file>